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officeooo:rsid="00198664" officeooo:paragraph-rsid="00198664"/>
    </style:style>
    <style:style style:name="P2" style:family="paragraph" style:parent-style-name="Standard">
      <style:paragraph-properties fo:text-align="start" style:justify-single-word="false"/>
      <style:text-properties officeooo:rsid="00198664" officeooo:paragraph-rsid="00198664"/>
    </style:style>
    <style:style style:name="P3" style:family="paragraph" style:parent-style-name="Standard">
      <style:paragraph-properties fo:text-align="start" style:justify-single-word="false"/>
      <style:text-properties officeooo:rsid="00198664" officeooo:paragraph-rsid="001ad57a"/>
    </style:style>
    <style:style style:name="P4" style:family="paragraph" style:parent-style-name="Standard">
      <style:paragraph-properties fo:text-align="start" style:justify-single-word="false"/>
      <style:text-properties officeooo:paragraph-rsid="001ad57a"/>
    </style:style>
    <style:style style:name="P5" style:family="paragraph" style:parent-style-name="Standard">
      <style:paragraph-properties fo:text-align="start" style:justify-single-word="false"/>
      <style:text-properties officeooo:rsid="001ad57a" officeooo:paragraph-rsid="001ad57a"/>
    </style:style>
    <style:style style:name="P6" style:family="paragraph" style:parent-style-name="Standard">
      <style:paragraph-properties fo:text-align="start" style:justify-single-word="false"/>
      <style:text-properties fo:font-weight="bold" officeooo:rsid="00198664" officeooo:paragraph-rsid="00198664" style:font-weight-asian="bold" style:font-weight-complex="bold"/>
    </style:style>
    <style:style style:name="P7" style:family="paragraph" style:parent-style-name="Standard">
      <style:paragraph-properties fo:text-align="center" style:justify-single-word="false"/>
      <style:text-properties fo:font-weight="bold" officeooo:rsid="00198664" officeooo:paragraph-rsid="00198664" style:font-weight-asian="bold" style:font-weight-complex="bold"/>
    </style:style>
    <style:style style:name="P8" style:family="paragraph" style:parent-style-name="Standard">
      <style:paragraph-properties fo:text-align="start" style:justify-single-word="false"/>
      <style:text-properties fo:font-weight="bold" officeooo:rsid="001ad57a" officeooo:paragraph-rsid="001ad57a" style:font-weight-asian="bold" style:font-weight-complex="bold"/>
    </style:style>
    <style:style style:name="P9" style:family="paragraph" style:parent-style-name="Standard">
      <style:paragraph-properties fo:text-align="start" style:justify-single-word="false"/>
      <style:text-properties fo:font-weight="bold" officeooo:rsid="001d5f6d" officeooo:paragraph-rsid="001d5f6d" style:font-weight-asian="bold" style:font-weight-complex="bold"/>
    </style:style>
    <style:style style:name="P10" style:family="paragraph" style:parent-style-name="Standard">
      <style:paragraph-properties fo:text-align="start" style:justify-single-word="false"/>
      <style:text-properties fo:font-weight="normal" officeooo:rsid="001ad57a" officeooo:paragraph-rsid="001ad57a" style:font-weight-asian="normal" style:font-weight-complex="normal"/>
    </style:style>
    <style:style style:name="P11" style:family="paragraph" style:parent-style-name="Standard">
      <style:paragraph-properties fo:text-align="start" style:justify-single-word="false"/>
      <style:text-properties fo:font-weight="normal" officeooo:rsid="001d5f6d" officeooo:paragraph-rsid="001d5f6d" style:font-weight-asian="normal" style:font-weight-complex="normal"/>
    </style:style>
    <style:style style:name="P12" style:family="paragraph" style:parent-style-name="Standard">
      <style:paragraph-properties fo:text-align="start" style:justify-single-word="false"/>
      <style:text-properties officeooo:rsid="001b7da5" officeooo:paragraph-rsid="001b7da5"/>
    </style:style>
    <style:style style:name="P13" style:family="paragraph" style:parent-style-name="Standard">
      <style:paragraph-properties fo:text-align="start" style:justify-single-word="false"/>
      <style:text-properties officeooo:rsid="001d5f6d" officeooo:paragraph-rsid="001d5f6d"/>
    </style:style>
    <style:style style:name="T1" style:family="text">
      <style:text-properties officeooo:rsid="001ad57a"/>
    </style:style>
    <style:style style:name="T2" style:family="text">
      <style:text-properties fo:font-weight="normal" officeooo:rsid="001ad57a" style:font-weight-asian="normal" style:font-weight-complex="normal"/>
    </style:style>
    <style:style style:name="T3" style:family="text">
      <style:text-properties officeooo:rsid="001b7da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AUSART GUIDE</text:p>
      <text:p text:style-name="P1"/>
      <text:p text:style-name="P1"/>
      <text:p text:style-name="P6">Intro :</text:p>
      <text:p text:style-name="P2"/>
      <text:p text:style-name="P3">AUSART est composé d’une partie graphique en smala <text:a xlink:type="simple" xlink:href="http://smala.io/" text:style-name="Internet_20_link" text:visited-style-name="Visited_20_Internet_20_Link">http://smala.io/</text:a>, et d’une partie « back-end » en python pour le traitement des informations et la communication avec l’API UCIS.</text:p>
      <text:p text:style-name="P2">Pour comprendre les informations échangées avec UCIS, cf doc UCIS :<text:a xlink:type="simple" xlink:href="https://docs.ucis.ssghosting.net/" text:style-name="Internet_20_link" text:visited-style-name="Visited_20_Internet_20_Link">https://docs.ucis.ssghosting.net/</text:a></text:p>
      <text:p text:style-name="P2">L<text:span text:style-name="T1">a communication entre les deux parties se fait via ivy : </text:span><text:a xlink:type="simple" xlink:href="https://readthedocs.org/projects/ivy-python/" text:style-name="Internet_20_link" text:visited-style-name="Visited_20_Internet_20_Link"><text:span text:style-name="T1">https://readthedocs.org/projects/ivy-python/</text:span></text:a></text:p>
      <text:p text:style-name="P5">La partie graphique, back end ainsi que la communication en ivy sont décrites ci dessous.</text:p>
      <text:p text:style-name="P2"/>
      <text:p text:style-name="P2"/>
      <text:p text:style-name="P8">Lancement :</text:p>
      <text:p text:style-name="P8"/>
      <text:p text:style-name="P4"><text:span text:style-name="T2">Pour lancer AUSART, il faut :</text:span></text:p>
      <text:p text:style-name="P10">- adapter l’adresse ivy de la partie graphique dans le main lors de la definition de l’IvyAccess et de la partie python (self.ivybus dans back-end.py)</text:p>
      <text:p text:style-name="P10">- adapter les informations de connexion et l’adresse de UCIS (voir self.client_id self.prefix_http self.prefix_http_token et self.prefix_wss dans back-end.py)</text:p>
      <text:p text:style-name="P10">- lancer la partie graphique (make -j test dans le rep AUSART)</text:p>
      <text:p text:style-name="P10">- lancer la partie python (./back-end.py dans le rep AUSART/back-end)</text:p>
      <text:p text:style-name="P2"/>
      <text:p text:style-name="P13">Bien que la CTR et autre aspects graphiques fixes soient définis dans le main.sma (à changer), les secteurs sont initialisés au lancement de la partie python en lisant le ficher json dans conf/area.</text:p>
      <text:p text:style-name="P2"/>
      <text:p text:style-name="P2"/>
      <text:p text:style-name="P6">Partie graphique :</text:p>
      <text:p text:style-name="P2"/>
      <text:p text:style-name="P5">Le code de la partie graphique est contenu dans le répertoire src/ </text:p>
      <text:p text:style-name="P5">Comme dans tout programme smala, <text:span text:style-name="T3">tout part du main.sma</text:span></text:p>
      <text:p text:style-name="P12">Dans le main, on définit l’IvyAccess pour la communication avec la partie python (cf partie comm), <text:s/>puis vient la partie soumise au pan and zoom avec les map features. Puis, toujours soumis au pan and zoom, trois composants détaillés plus bas, le SectorManager, l’AircraftManager et le FlightPlanManager. Puis enfin, en dehors de la partie pan and zoom, la fenêtre d’information affichée à gauche de l’écran.</text:p>
      <text:p text:style-name="P12"/>
      <text:p text:style-name="P13">Les trois différents manager fonctionnent selon le même principe, ils réagissent au messages ivy envoyé par la partie python et ajoutent des composants à la scene avec les paramètres spécifiés. Ensuite, les composants ajoutés écoutent eux même les messages ivy, et lorsque leur identifiant correspond, ils s’updatent eux mêmes.</text:p>
      <text:p text:style-name="P12"/>
      <text:p text:style-name="P12"/>
      <text:p text:style-name="P9">Partie python :</text:p>
      <text:p text:style-name="P9"/>
      <text:p text:style-name="P11">La partie python sert à faire le lien entre les inputs utilisateur sur la partie graphique et la partie Common Information Service par laquelle arrive les plans de vols et autres informations. Les informations des secteurs, vols et plan de vols y sont stockés.</text:p>
      <text:p text:style-name="P11"/>
      <text:p text:style-name="P11"/>
      <text:p text:style-name="P11"/>
      <text:p text:style-name="P9"><text:soft-page-break/>Comms :</text:p>
      <text:p text:style-name="P9"/>
      <text:p text:style-name="P11">Les messages échangés entre la parti graphique et la partie python, ainsi que leurs arguments, sont décrits dans le main, dans le corps du IvyAccess </text:p>
      <text:p text:style-name="P1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8-03T12:00:09.454680879</meta:creation-date>
    <dc:date>2022-08-03T13:01:47.565735883</dc:date>
    <meta:editing-duration>PT11M7S</meta:editing-duration>
    <meta:editing-cycles>1</meta:editing-cycles>
    <meta:document-statistic meta:table-count="0" meta:image-count="0" meta:object-count="0" meta:page-count="2" meta:paragraph-count="22" meta:word-count="388" meta:character-count="2472" meta:non-whitespace-character-count="2103"/>
    <meta:generator>LibreOffice/6.4.7.2$Linux_X86_64 LibreOffice_project/40$Build-2</meta:generator>
  </office:meta>
</office:document-meta>
</file>